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ba60" officeooo:paragraph-rsid="0009ba60"/>
    </style:style>
    <style:style style:name="P2" style:family="paragraph" style:parent-style-name="Standard">
      <style:text-properties officeooo:rsid="0009ba60" officeooo:paragraph-rsid="0009dcab"/>
    </style:style>
    <style:style style:name="P3" style:family="paragraph" style:parent-style-name="Standard">
      <style:text-properties officeooo:rsid="0009dcab" officeooo:paragraph-rsid="0009dcab"/>
    </style:style>
    <style:style style:name="P4" style:family="paragraph" style:parent-style-name="Standard">
      <style:text-properties fo:font-size="14pt" officeooo:rsid="0009ba60" officeooo:paragraph-rsid="0009ba60" style:font-size-asian="14pt" style:font-size-complex="14pt"/>
    </style:style>
    <style:style style:name="T1" style:family="text">
      <style:text-properties officeooo:rsid="0009dc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quivalence classes</text:p>
      <text:p text:style-name="P1"/>
      <text:p text:style-name="P1">EQ for Username/Login/Registering</text:p>
      <text:p text:style-name="P1"/>
      <text:p text:style-name="P1">Class 1: User names that are within the given parameters (3-7 characters) are accepted and considered valid. </text:p>
      <text:p text:style-name="P1"/>
      <text:p text:style-name="P1">Class 2: User names that are not 3-7 characters long or have a character not accepted (non-alphanumeric)</text:p>
      <text:p text:style-name="P1"/>
      <text:p text:style-name="P1">Password classes:</text:p>
      <text:p text:style-name="P1"/>
      <text:p text:style-name="P2">Class 1: Passwords that are within the given parameters <text:span text:style-name="T1">(</text:span>3-7 characters/<text:span text:style-name="T1">alphanumeric</text:span>) are accepted and considered valid. </text:p>
      <text:p text:style-name="P2"/>
      <text:p text:style-name="P3">Class 2: Passwords that are not within the given parameters (3-7 characters) are not accepted and considered in valid.</text:p>
      <text:p text:style-name="P3"/>
      <text:p text:style-name="P3">Move classes: </text:p>
      <text:p text:style-name="P3"/>
      <text:p text:style-name="P3">Class 1: Users move across the board if play is valid and move is made.</text:p>
      <text:p text:style-name="P3"/>
      <text:p text:style-name="P3">Class 2: Users move is considered invalid in concern to game logic and errored out, game disc is returned to previous state. 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ton </meta:initial-creator>
    <meta:creation-date>2015-11-04T21:50:34.850330238</meta:creation-date>
    <dc:date>2015-11-04T22:15:28.691621029</dc:date>
    <dc:creator>colton </dc:creator>
    <meta:editing-duration>PT9M3S</meta:editing-duration>
    <meta:editing-cycles>1</meta:editing-cycles>
    <meta:document-statistic meta:table-count="0" meta:image-count="0" meta:object-count="0" meta:page-count="1" meta:paragraph-count="10" meta:word-count="115" meta:character-count="731" meta:non-whitespace-character-count="622"/>
    <meta:generator>LibreOffice/4.4.3.2$Linux_X86_64 LibreOffice_project/40m0$Build-2</meta:generator>
  </office:meta>
</office:document-meta>
</file>